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formula="of:=100 - SUM([.A2:.B2])" office:value-type="float" office:value="0.329999999999998" calcext:value-type="float">
            <text:p>0,33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formula="of:=100 - SUM([.A3:.B3])" office:value-type="float" office:value="0.329999999999998" calcext:value-type="float">
            <text:p>0,33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table:formula="of:=100 - SUM([.A6:.B6])" office:value-type="float" office:value="0.379999999999995" calcext:value-type="float">
            <text:p>0,38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5" calcext:value-type="float">
            <text:p>99,55</text:p>
          </table:table-cell>
          <table:table-cell table:formula="of:=100 - SUM([.A7:.B7])" office:value-type="float" office:value="0.450000000000003" calcext:value-type="float">
            <text:p>0,45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formula="of:=100 - SUM([.A8:.B8])" office:value-type="float" office:value="0.290000000000006" calcext:value-type="float">
            <text:p>0,29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table:formula="of:=100 - SUM([.A10:.B10])" office:value-type="float" office:value="0.340000000000003" calcext:value-type="float">
            <text:p>0,34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" calcext:value-type="float">
            <text:p>99,679</text:p>
          </table:table-cell>
          <table:table-cell table:formula="of:=AVERAGE([.C2:.C11])" office:value-type="float" office:value="0.321000000000002" calcext:value-type="float">
            <text:p>0,321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2:03.7382609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16:31.515037942</meta:creation-date>
    <dc:date>2018-01-17T15:32:16.019562387</dc:date>
    <meta:editing-duration>PT4M54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